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953cm"/>
    </style:style>
    <style:style style:name="co3" style:family="table-column">
      <style:table-column-properties fo:break-before="auto" style:column-width="4.5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Renew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ity Office</text:p>
          </table:table-cell>
          <table:table-cell office:value-type="string" calcext:value-type="string">
            <text:p>Motor Vehicle Type</text:p>
          </table:table-cell>
          <table:table-cell table:number-columns-repeated="101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929" calcext:value-type="float">
            <text:p>1092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676" calcext:value-type="float">
            <text:p>266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64" calcext:value-type="float">
            <text:p>41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983" calcext:value-type="float">
            <text:p>698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94" calcext:value-type="float">
            <text:p>8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float" office:value="30262" calcext:value-type="float">
            <text:p>302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09" calcext:value-type="float">
            <text:p>90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2649" calcext:value-type="float">
            <text:p>226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25776" calcext:value-type="float">
            <text:p>2577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295" calcext:value-type="float">
            <text:p>72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1" calcext:value-type="float">
            <text:p>275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003" calcext:value-type="float">
            <text:p>29003</text:p>
          </table:table-cell>
          <table:table-cell office:value-type="float" office:value="20751" calcext:value-type="float">
            <text:p>2075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5047" calcext:value-type="float">
            <text:p>150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17726" calcext:value-type="float">
            <text:p>177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139" calcext:value-type="float">
            <text:p>51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3397" calcext:value-type="float">
            <text:p>339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54" calcext:value-type="float">
            <text:p>3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363" calcext:value-type="float">
            <text:p>63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36" calcext:value-type="float">
            <text:p>9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4748" calcext:value-type="float">
            <text:p>347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8328" calcext:value-type="float">
            <text:p>283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6748" calcext:value-type="float">
            <text:p>167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9501" calcext:value-type="float">
            <text:p>1950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26741" calcext:value-type="float">
            <text:p>267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float" office:value="26747" calcext:value-type="float">
            <text:p>267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242" calcext:value-type="float">
            <text:p>72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91" calcext:value-type="float">
            <text:p>21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31046" calcext:value-type="float">
            <text:p>310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0862" calcext:value-type="float">
            <text:p>308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69" calcext:value-type="float">
            <text:p>2769</text:p>
          </table:table-cell>
          <table:table-cell office:value-type="float" office:value="23390" calcext:value-type="float">
            <text:p>233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0700" calcext:value-type="float">
            <text:p>107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631" calcext:value-type="float">
            <text:p>17631</text:p>
          </table:table-cell>
          <table:table-cell office:value-type="float" office:value="23054" calcext:value-type="float">
            <text:p>230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251" calcext:value-type="float">
            <text:p>425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2441" calcext:value-type="float">
            <text:p>1244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85" calcext:value-type="float">
            <text:p>148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0" calcext:value-type="float">
            <text:p>22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7354" calcext:value-type="float">
            <text:p>173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960" calcext:value-type="float">
            <text:p>196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4095" calcext:value-type="float">
            <text:p>1409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77" calcext:value-type="float">
            <text:p>144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6372" calcext:value-type="float">
            <text:p>637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36" calcext:value-type="float">
            <text:p>35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895" calcext:value-type="float">
            <text:p>6895</text:p>
          </table:table-cell>
          <table:table-cell office:value-type="float" office:value="11771" calcext:value-type="float">
            <text:p>1177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44" calcext:value-type="float">
            <text:p>22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555" calcext:value-type="float">
            <text:p>5555</text:p>
          </table:table-cell>
          <table:table-cell office:value-type="float" office:value="16514" calcext:value-type="float">
            <text:p>165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20667" calcext:value-type="float">
            <text:p>206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float" office:value="5256" calcext:value-type="float">
            <text:p>52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50" calcext:value-type="float">
            <text:p>27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128" calcext:value-type="float">
            <text:p>10128</text:p>
          </table:table-cell>
          <table:table-cell office:value-type="float" office:value="12707" calcext:value-type="float">
            <text:p>1270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57" calcext:value-type="float">
            <text:p>11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9139" calcext:value-type="float">
            <text:p>91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5112" calcext:value-type="float">
            <text:p>151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3525" calcext:value-type="float">
            <text:p>35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50" calcext:value-type="float">
            <text:p>16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25889" calcext:value-type="float">
            <text:p>2588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254" calcext:value-type="float">
            <text:p>112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2859" calcext:value-type="float">
            <text:p>128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587" calcext:value-type="float">
            <text:p>35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15798" calcext:value-type="float">
            <text:p>1579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3" calcext:value-type="float">
            <text:p>6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3819" calcext:value-type="float">
            <text:p>138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24" calcext:value-type="float">
            <text:p>2824</text:p>
          </table:table-cell>
          <table:table-cell office:value-type="float" office:value="18362" calcext:value-type="float">
            <text:p>183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8012" calcext:value-type="float">
            <text:p>8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27" calcext:value-type="float">
            <text:p>12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75" calcext:value-type="float">
            <text:p>5975</text:p>
          </table:table-cell>
          <table:table-cell office:value-type="float" office:value="14744" calcext:value-type="float">
            <text:p>1474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0392" calcext:value-type="float">
            <text:p>203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float" office:value="25514" calcext:value-type="float">
            <text:p>2551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702" calcext:value-type="float">
            <text:p>470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0" calcext:value-type="float">
            <text:p>23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4" calcext:value-type="float">
            <text:p>2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42008" calcext:value-type="float">
            <text:p>4200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510" calcext:value-type="float">
            <text:p>25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36" calcext:value-type="float">
            <text:p>55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75" calcext:value-type="float">
            <text:p>87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80" calcext:value-type="float">
            <text:p>14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float" office:value="8650" calcext:value-type="float">
            <text:p>86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10" calcext:value-type="float">
            <text:p>6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8869" calcext:value-type="float">
            <text:p>1886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33542" calcext:value-type="float">
            <text:p>3354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4367" calcext:value-type="float">
            <text:p>43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47179" calcext:value-type="float">
            <text:p>471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float" office:value="20757" calcext:value-type="float">
            <text:p>207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0933" calcext:value-type="float">
            <text:p>209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6557" calcext:value-type="float">
            <text:p>655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04" calcext:value-type="float">
            <text:p>220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2681" calcext:value-type="float">
            <text:p>2268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8134" calcext:value-type="float">
            <text:p>1813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6754" calcext:value-type="float">
            <text:p>1675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090" calcext:value-type="float">
            <text:p>509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5" calcext:value-type="float">
            <text:p>163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152" calcext:value-type="float">
            <text:p>11152</text:p>
          </table:table-cell>
          <table:table-cell office:value-type="float" office:value="26245" calcext:value-type="float">
            <text:p>2624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311" calcext:value-type="float">
            <text:p>1031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float" office:value="14343" calcext:value-type="float">
            <text:p>143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150" calcext:value-type="float">
            <text:p>315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91" calcext:value-type="float">
            <text:p>14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49" calcext:value-type="float">
            <text:p>4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5091" calcext:value-type="float">
            <text:p>1509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63" calcext:value-type="float">
            <text:p>1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30015" calcext:value-type="float">
            <text:p>3001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2428" calcext:value-type="float">
            <text:p>3242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6036" calcext:value-type="float">
            <text:p>60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62" calcext:value-type="float">
            <text:p>356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float" office:value="37256" calcext:value-type="float">
            <text:p>3725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8668" calcext:value-type="float">
            <text:p>1866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5726" calcext:value-type="float">
            <text:p>5572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46" calcext:value-type="float">
            <text:p>544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794" calcext:value-type="float">
            <text:p>479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80" calcext:value-type="float">
            <text:p>268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738" calcext:value-type="float">
            <text:p>1573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3" calcext:value-type="float">
            <text:p>184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278" calcext:value-type="float">
            <text:p>42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9" calcext:value-type="float">
            <text:p>144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18337" calcext:value-type="float">
            <text:p>1833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21487" calcext:value-type="float">
            <text:p>2148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7482" calcext:value-type="float">
            <text:p>748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047" calcext:value-type="float">
            <text:p>5047</text:p>
          </table:table-cell>
          <table:table-cell office:value-type="float" office:value="3379" calcext:value-type="float">
            <text:p>337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7839" calcext:value-type="float">
            <text:p>47839</text:p>
          </table:table-cell>
          <table:table-cell office:value-type="float" office:value="32447" calcext:value-type="float">
            <text:p>3244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63" calcext:value-type="float">
            <text:p>96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0777" calcext:value-type="float">
            <text:p>1077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float" office:value="10988" calcext:value-type="float">
            <text:p>1098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float" office:value="3992" calcext:value-type="float">
            <text:p>399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55" calcext:value-type="float">
            <text:p>55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195" calcext:value-type="float">
            <text:p>7195</text:p>
          </table:table-cell>
          <table:table-cell office:value-type="float" office:value="10148" calcext:value-type="float">
            <text:p>1014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float" office:value="7600" calcext:value-type="float">
            <text:p>760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9436" calcext:value-type="float">
            <text:p>943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964" calcext:value-type="float">
            <text:p>1964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float" office:value="25027" calcext:value-type="float">
            <text:p>25027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6" calcext:value-type="float">
            <text:p>46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float" office:value="5993" calcext:value-type="float">
            <text:p>599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float" office:value="13786" calcext:value-type="float">
            <text:p>13786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959" calcext:value-type="float">
            <text:p>195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19" calcext:value-type="float">
            <text:p>3419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float" office:value="27225" calcext:value-type="float">
            <text:p>27225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941" calcext:value-type="float">
            <text:p>109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25375" calcext:value-type="float">
            <text:p>253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692" calcext:value-type="float">
            <text:p>46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585" calcext:value-type="float">
            <text:p>65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0695" calcext:value-type="float">
            <text:p>306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307" calcext:value-type="float">
            <text:p>130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23516" calcext:value-type="float">
            <text:p>235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float" office:value="26329" calcext:value-type="float">
            <text:p>2632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339" calcext:value-type="float">
            <text:p>83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34" calcext:value-type="float">
            <text:p>303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6946" calcext:value-type="float">
            <text:p>26946</text:p>
          </table:table-cell>
          <table:table-cell office:value-type="float" office:value="23393" calcext:value-type="float">
            <text:p>233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745" calcext:value-type="float">
            <text:p>147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88" calcext:value-type="float">
            <text:p>2888</text:p>
          </table:table-cell>
          <table:table-cell office:value-type="float" office:value="16293" calcext:value-type="float">
            <text:p>1629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828" calcext:value-type="float">
            <text:p>48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3136" calcext:value-type="float">
            <text:p>31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380" calcext:value-type="float">
            <text:p>38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float" office:value="7410" calcext:value-type="float">
            <text:p>74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739" calcext:value-type="float">
            <text:p>7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3411" calcext:value-type="float">
            <text:p>334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4112" calcext:value-type="float">
            <text:p>2411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7848" calcext:value-type="float">
            <text:p>178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01" calcext:value-type="float">
            <text:p>26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float" office:value="22357" calcext:value-type="float">
            <text:p>223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7733" calcext:value-type="float">
            <text:p>277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7110" calcext:value-type="float">
            <text:p>271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959" calcext:value-type="float">
            <text:p>795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19" calcext:value-type="float">
            <text:p>201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float" office:value="34043" calcext:value-type="float">
            <text:p>340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30537" calcext:value-type="float">
            <text:p>3053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float" office:value="27310" calcext:value-type="float">
            <text:p>273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1898" calcext:value-type="float">
            <text:p>118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84" calcext:value-type="float">
            <text:p>25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67" calcext:value-type="float">
            <text:p>7367</text:p>
          </table:table-cell>
          <table:table-cell office:value-type="float" office:value="22064" calcext:value-type="float">
            <text:p>2206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201" calcext:value-type="float">
            <text:p>42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2240" calcext:value-type="float">
            <text:p>1224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828" calcext:value-type="float">
            <text:p>182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1" calcext:value-type="float">
            <text:p>24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9400" calcext:value-type="float">
            <text:p>194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38" calcext:value-type="float">
            <text:p>213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858" calcext:value-type="float">
            <text:p>148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3562" calcext:value-type="float">
            <text:p>135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498" calcext:value-type="float">
            <text:p>64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5" calcext:value-type="float">
            <text:p>38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8558" calcext:value-type="float">
            <text:p>85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6" calcext:value-type="float">
            <text:p>21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634" calcext:value-type="float">
            <text:p>13634</text:p>
          </table:table-cell>
          <table:table-cell office:value-type="float" office:value="14367" calcext:value-type="float">
            <text:p>1436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19861" calcext:value-type="float">
            <text:p>1986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5451" calcext:value-type="float">
            <text:p>545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23" calcext:value-type="float">
            <text:p>332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181" calcext:value-type="float">
            <text:p>11181</text:p>
          </table:table-cell>
          <table:table-cell office:value-type="float" office:value="13238" calcext:value-type="float">
            <text:p>1323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322" calcext:value-type="float">
            <text:p>13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8210" calcext:value-type="float">
            <text:p>82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5456" calcext:value-type="float">
            <text:p>154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3158" calcext:value-type="float">
            <text:p>31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9" calcext:value-type="float">
            <text:p>150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864" calcext:value-type="float">
            <text:p>5864</text:p>
          </table:table-cell>
          <table:table-cell office:value-type="float" office:value="27747" calcext:value-type="float">
            <text:p>2774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1" calcext:value-type="float">
            <text:p>9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785" calcext:value-type="float">
            <text:p>107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2691" calcext:value-type="float">
            <text:p>126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817" calcext:value-type="float">
            <text:p>38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73" calcext:value-type="float">
            <text:p>127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18692" calcext:value-type="float">
            <text:p>1869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9" calcext:value-type="float">
            <text:p>5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5116" calcext:value-type="float">
            <text:p>151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18500" calcext:value-type="float">
            <text:p>185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346" calcext:value-type="float">
            <text:p>63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852" calcext:value-type="float">
            <text:p>28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11882" calcext:value-type="float">
            <text:p>118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9" calcext:value-type="float">
            <text:p>46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23684" calcext:value-type="float">
            <text:p>2368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float" office:value="29396" calcext:value-type="float">
            <text:p>293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5142" calcext:value-type="float">
            <text:p>514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58" calcext:value-type="float">
            <text:p>15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48521" calcext:value-type="float">
            <text:p>4852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float" office:value="3081" calcext:value-type="float">
            <text:p>308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6408" calcext:value-type="float">
            <text:p>640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072" calcext:value-type="float">
            <text:p>107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85" calcext:value-type="float">
            <text:p>17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9570" calcext:value-type="float">
            <text:p>95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03" calcext:value-type="float">
            <text:p>50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1096" calcext:value-type="float">
            <text:p>210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34106" calcext:value-type="float">
            <text:p>3410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5818" calcext:value-type="float">
            <text:p>58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82" calcext:value-type="float">
            <text:p>378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56713" calcext:value-type="float">
            <text:p>567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float" office:value="17986" calcext:value-type="float">
            <text:p>1798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20495" calcext:value-type="float">
            <text:p>204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5949" calcext:value-type="float">
            <text:p>594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float" office:value="22315" calcext:value-type="float">
            <text:p>223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7458" calcext:value-type="float">
            <text:p>1745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877" calcext:value-type="float">
            <text:p>1487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195" calcext:value-type="float">
            <text:p>51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27152" calcext:value-type="float">
            <text:p>271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9720" calcext:value-type="float">
            <text:p>972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float" office:value="13260" calcext:value-type="float">
            <text:p>132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3257" calcext:value-type="float">
            <text:p>325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75" calcext:value-type="float">
            <text:p>147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float" office:value="15485" calcext:value-type="float">
            <text:p>1548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" calcext:value-type="float">
            <text:p>15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27468" calcext:value-type="float">
            <text:p>2746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7060" calcext:value-type="float">
            <text:p>270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961" calcext:value-type="float">
            <text:p>896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97" calcext:value-type="float">
            <text:p>46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747" calcext:value-type="float">
            <text:p>9747</text:p>
          </table:table-cell>
          <table:table-cell office:value-type="float" office:value="43431" calcext:value-type="float">
            <text:p>434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9241" calcext:value-type="float">
            <text:p>1924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3499" calcext:value-type="float">
            <text:p>534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45" calcext:value-type="float">
            <text:p>574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95" calcext:value-type="float">
            <text:p>48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99" calcext:value-type="float">
            <text:p>719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01" calcext:value-type="float">
            <text:p>300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00" calcext:value-type="float">
            <text:p>152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95" calcext:value-type="float">
            <text:p>25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60" calcext:value-type="float">
            <text:p>576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6" calcext:value-type="float">
            <text:p>166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float" office:value="19246" calcext:value-type="float">
            <text:p>1924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2391" calcext:value-type="float">
            <text:p>2239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7995" calcext:value-type="float">
            <text:p>799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117" calcext:value-type="float">
            <text:p>311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3400" calcext:value-type="float">
            <text:p>33400</text:p>
          </table:table-cell>
          <table:table-cell office:value-type="float" office:value="31922" calcext:value-type="float">
            <text:p>3192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31" calcext:value-type="float">
            <text:p>10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0678" calcext:value-type="float">
            <text:p>1067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94" calcext:value-type="float">
            <text:p>2794</text:p>
          </table:table-cell>
          <table:table-cell office:value-type="float" office:value="11110" calcext:value-type="float">
            <text:p>1111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float" office:value="4465" calcext:value-type="float">
            <text:p>446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0" calcext:value-type="float">
            <text:p>57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79" calcext:value-type="float">
            <text:p>10379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float" office:value="6543" calcext:value-type="float">
            <text:p>65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float" office:value="8600" calcext:value-type="float">
            <text:p>860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2036" calcext:value-type="float">
            <text:p>20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25535" calcext:value-type="float">
            <text:p>2553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31" calcext:value-type="float">
            <text:p>43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float" office:value="6143" calcext:value-type="float">
            <text:p>614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float" office:value="13944" calcext:value-type="float">
            <text:p>13944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2048" calcext:value-type="float">
            <text:p>2048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62" calcext:value-type="float">
            <text:p>35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float" office:value="30711" calcext:value-type="float">
            <text:p>3071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11340" calcext:value-type="float">
            <text:p>1134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float" office:value="25120" calcext:value-type="float">
            <text:p>251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900" calcext:value-type="float">
            <text:p>49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129" calcext:value-type="float">
            <text:p>71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168" calcext:value-type="float">
            <text:p>8168</text:p>
          </table:table-cell>
          <table:table-cell office:value-type="float" office:value="29126" calcext:value-type="float">
            <text:p>291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93" calcext:value-type="float">
            <text:p>13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21894" calcext:value-type="float">
            <text:p>2189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float" office:value="24181" calcext:value-type="float">
            <text:p>2418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8037" calcext:value-type="float">
            <text:p>80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39" calcext:value-type="float">
            <text:p>30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415" calcext:value-type="float">
            <text:p>31415</text:p>
          </table:table-cell>
          <table:table-cell office:value-type="float" office:value="24132" calcext:value-type="float">
            <text:p>241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6072" calcext:value-type="float">
            <text:p>160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8209" calcext:value-type="float">
            <text:p>1820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473" calcext:value-type="float">
            <text:p>54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352" calcext:value-type="float">
            <text:p>33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32" calcext:value-type="float">
            <text:p>3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float" office:value="8151" calcext:value-type="float">
            <text:p>815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29" calcext:value-type="float">
            <text:p>62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37825" calcext:value-type="float">
            <text:p>378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28501" calcext:value-type="float">
            <text:p>285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1738" calcext:value-type="float">
            <text:p>217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76" calcext:value-type="float">
            <text:p>30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2388" calcext:value-type="float">
            <text:p>223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7659" calcext:value-type="float">
            <text:p>2765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12" calcext:value-type="float">
            <text:p>2812</text:p>
          </table:table-cell>
          <table:table-cell office:value-type="float" office:value="28145" calcext:value-type="float">
            <text:p>281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9236" calcext:value-type="float">
            <text:p>923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452" calcext:value-type="float">
            <text:p>24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188" calcext:value-type="float">
            <text:p>6188</text:p>
          </table:table-cell>
          <table:table-cell office:value-type="float" office:value="35171" calcext:value-type="float">
            <text:p>3517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27810" calcext:value-type="float">
            <text:p>278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float" office:value="27280" calcext:value-type="float">
            <text:p>272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2293" calcext:value-type="float">
            <text:p>122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374" calcext:value-type="float">
            <text:p>237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0888" calcext:value-type="float">
            <text:p>10888</text:p>
          </table:table-cell>
          <table:table-cell office:value-type="float" office:value="25053" calcext:value-type="float">
            <text:p>250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04" calcext:value-type="float">
            <text:p>410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1748" calcext:value-type="float">
            <text:p>117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73" calcext:value-type="float">
            <text:p>17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8" calcext:value-type="float">
            <text:p>232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float" office:value="20110" calcext:value-type="float">
            <text:p>201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730" calcext:value-type="float">
            <text:p>17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72" calcext:value-type="float">
            <text:p>158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5535" calcext:value-type="float">
            <text:p>1553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789" calcext:value-type="float">
            <text:p>77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0" calcext:value-type="float">
            <text:p>44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9151" calcext:value-type="float">
            <text:p>915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8" calcext:value-type="float">
            <text:p>15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025" calcext:value-type="float">
            <text:p>6025</text:p>
          </table:table-cell>
          <table:table-cell office:value-type="float" office:value="11227" calcext:value-type="float">
            <text:p>112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001" calcext:value-type="float">
            <text:p>9001</text:p>
          </table:table-cell>
          <table:table-cell office:value-type="float" office:value="15389" calcext:value-type="float">
            <text:p>153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4705" calcext:value-type="float">
            <text:p>47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052" calcext:value-type="float">
            <text:p>20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764" calcext:value-type="float">
            <text:p>17764</text:p>
          </table:table-cell>
          <table:table-cell office:value-type="float" office:value="12984" calcext:value-type="float">
            <text:p>1298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1" calcext:value-type="float">
            <text:p>80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99" calcext:value-type="float">
            <text:p>2899</text:p>
          </table:table-cell>
          <table:table-cell office:value-type="float" office:value="8577" calcext:value-type="float">
            <text:p>85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float" office:value="14779" calcext:value-type="float">
            <text:p>1477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3737" calcext:value-type="float">
            <text:p>37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0" calcext:value-type="float">
            <text:p>159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29566" calcext:value-type="float">
            <text:p>2956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1193" calcext:value-type="float">
            <text:p>1119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13169" calcext:value-type="float">
            <text:p>131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315" calcext:value-type="float">
            <text:p>43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85" calcext:value-type="float">
            <text:p>13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18242" calcext:value-type="float">
            <text:p>182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4" calcext:value-type="float">
            <text:p>36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363" calcext:value-type="float">
            <text:p>153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23" calcext:value-type="float">
            <text:p>2823</text:p>
          </table:table-cell>
          <table:table-cell office:value-type="float" office:value="19596" calcext:value-type="float">
            <text:p>195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7206" calcext:value-type="float">
            <text:p>720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13" calcext:value-type="float">
            <text:p>33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float" office:value="12221" calcext:value-type="float">
            <text:p>122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37" calcext:value-type="float">
            <text:p>113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float" office:value="23285" calcext:value-type="float">
            <text:p>2328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8631" calcext:value-type="float">
            <text:p>286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7477" calcext:value-type="float">
            <text:p>747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78" calcext:value-type="float">
            <text:p>257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369" calcext:value-type="float">
            <text:p>9369</text:p>
          </table:table-cell>
          <table:table-cell office:value-type="float" office:value="49505" calcext:value-type="float">
            <text:p>4950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4422" calcext:value-type="float">
            <text:p>442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6195" calcext:value-type="float">
            <text:p>619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96" calcext:value-type="float">
            <text:p>14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986" calcext:value-type="float">
            <text:p>19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326" calcext:value-type="float">
            <text:p>8326</text:p>
          </table:table-cell>
          <table:table-cell office:value-type="float" office:value="9627" calcext:value-type="float">
            <text:p>962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0" calcext:value-type="float">
            <text:p>6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21863" calcext:value-type="float">
            <text:p>2186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35026" calcext:value-type="float">
            <text:p>350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6639" calcext:value-type="float">
            <text:p>663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15" calcext:value-type="float">
            <text:p>411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56" calcext:value-type="float">
            <text:p>5256</text:p>
          </table:table-cell>
          <table:table-cell office:value-type="float" office:value="56025" calcext:value-type="float">
            <text:p>560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19926" calcext:value-type="float">
            <text:p>199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1284" calcext:value-type="float">
            <text:p>2128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7069" calcext:value-type="float">
            <text:p>706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19" calcext:value-type="float">
            <text:p>251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53" calcext:value-type="float">
            <text:p>45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23848" calcext:value-type="float">
            <text:p>2384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6876" calcext:value-type="float">
            <text:p>168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15770" calcext:value-type="float">
            <text:p>1577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526" calcext:value-type="float">
            <text:p>55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float" office:value="26541" calcext:value-type="float">
            <text:p>265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0" calcext:value-type="float">
            <text:p>25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10345" calcext:value-type="float">
            <text:p>103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float" office:value="14307" calcext:value-type="float">
            <text:p>143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858" calcext:value-type="float">
            <text:p>385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825" calcext:value-type="float">
            <text:p>182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float" office:value="15699" calcext:value-type="float">
            <text:p>156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2" calcext:value-type="float">
            <text:p>17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float" office:value="28249" calcext:value-type="float">
            <text:p>282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27913" calcext:value-type="float">
            <text:p>279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8916" calcext:value-type="float">
            <text:p>89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9" calcext:value-type="float">
            <text:p>38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043" calcext:value-type="float">
            <text:p>11043</text:p>
          </table:table-cell>
          <table:table-cell office:value-type="float" office:value="41589" calcext:value-type="float">
            <text:p>4158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821" calcext:value-type="float">
            <text:p>1482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0188" calcext:value-type="float">
            <text:p>5018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2" calcext:value-type="float">
            <text:p>56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967" calcext:value-type="float">
            <text:p>396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80" calcext:value-type="float">
            <text:p>72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56" calcext:value-type="float">
            <text:p>345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08" calcext:value-type="float">
            <text:p>1440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43" calcext:value-type="float">
            <text:p>354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561" calcext:value-type="float">
            <text:p>656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0" calcext:value-type="float">
            <text:p>22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8198" calcext:value-type="float">
            <text:p>1819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923" calcext:value-type="float">
            <text:p>4923</text:p>
          </table:table-cell>
          <table:table-cell office:value-type="float" office:value="20886" calcext:value-type="float">
            <text:p>2088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7152" calcext:value-type="float">
            <text:p>71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float" office:value="3599" calcext:value-type="float">
            <text:p>359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7" calcext:value-type="float">
            <text:p>8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486" calcext:value-type="float">
            <text:p>30486</text:p>
          </table:table-cell>
          <table:table-cell office:value-type="float" office:value="26110" calcext:value-type="float">
            <text:p>2611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880" calcext:value-type="float">
            <text:p>188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11720" calcext:value-type="float">
            <text:p>1172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16" calcext:value-type="float">
            <text:p>3016</text:p>
          </table:table-cell>
          <table:table-cell office:value-type="float" office:value="12576" calcext:value-type="float">
            <text:p>1257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float" office:value="5300" calcext:value-type="float">
            <text:p>530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45" calcext:value-type="float">
            <text:p>1045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4" calcext:value-type="float">
            <text:p>3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22" calcext:value-type="float">
            <text:p>7322</text:p>
          </table:table-cell>
          <table:table-cell office:value-type="float" office:value="9783" calcext:value-type="float">
            <text:p>978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1" calcext:value-type="float">
            <text:p>1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8373" calcext:value-type="float">
            <text:p>837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10307" calcext:value-type="float">
            <text:p>1030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831" calcext:value-type="float">
            <text:p>283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919" calcext:value-type="float">
            <text:p>7919</text:p>
          </table:table-cell>
          <table:table-cell office:value-type="float" office:value="27652" calcext:value-type="float">
            <text:p>2765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7" calcext:value-type="float">
            <text:p>557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float" office:value="7413" calcext:value-type="float">
            <text:p>7413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77" calcext:value-type="float">
            <text:p>2877</text:p>
          </table:table-cell>
          <table:table-cell office:value-type="float" office:value="15068" calcext:value-type="float">
            <text:p>1506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526" calcext:value-type="float">
            <text:p>252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41" calcext:value-type="float">
            <text:p>354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214" calcext:value-type="float">
            <text:p>6214</text:p>
          </table:table-cell>
          <table:table-cell office:value-type="float" office:value="31238" calcext:value-type="float">
            <text:p>31238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1158" calcext:value-type="float">
            <text:p>1115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4050" calcext:value-type="float">
            <text:p>240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414" calcext:value-type="float">
            <text:p>54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261" calcext:value-type="float">
            <text:p>72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1979" calcext:value-type="float">
            <text:p>21979</text:p>
          </table:table-cell>
          <table:table-cell office:value-type="float" office:value="32407" calcext:value-type="float">
            <text:p>324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81" calcext:value-type="float">
            <text:p>15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9625" calcext:value-type="float">
            <text:p>196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0880" calcext:value-type="float">
            <text:p>2088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809" calcext:value-type="float">
            <text:p>78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70" calcext:value-type="float">
            <text:p>28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25048" calcext:value-type="float">
            <text:p>2504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947" calcext:value-type="float">
            <text:p>159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18990" calcext:value-type="float">
            <text:p>189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635" calcext:value-type="float">
            <text:p>56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52" calcext:value-type="float">
            <text:p>415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98" calcext:value-type="float">
            <text:p>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9582" calcext:value-type="float">
            <text:p>958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65" calcext:value-type="float">
            <text:p>7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1221" calcext:value-type="float">
            <text:p>3122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8863" calcext:value-type="float">
            <text:p>288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495" calcext:value-type="float">
            <text:p>164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56" calcext:value-type="float">
            <text:p>4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9595" calcext:value-type="float">
            <text:p>295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5950" calcext:value-type="float">
            <text:p>259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5762" calcext:value-type="float">
            <text:p>2576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783" calcext:value-type="float">
            <text:p>97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34696" calcext:value-type="float">
            <text:p>3469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03" calcext:value-type="float">
            <text:p>20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5971" calcext:value-type="float">
            <text:p>259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8329" calcext:value-type="float">
            <text:p>2832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2285" calcext:value-type="float">
            <text:p>1228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28789" calcext:value-type="float">
            <text:p>2878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45" calcext:value-type="float">
            <text:p>44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384" calcext:value-type="float">
            <text:p>113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920" calcext:value-type="float">
            <text:p>19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31" calcext:value-type="float">
            <text:p>22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2500" calcext:value-type="float">
            <text:p>22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3" calcext:value-type="float">
            <text:p>12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0831" calcext:value-type="float">
            <text:p>1083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1310" calcext:value-type="float">
            <text:p>113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542" calcext:value-type="float">
            <text:p>45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549" calcext:value-type="float">
            <text:p>1854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13014" calcext:value-type="float">
            <text:p>13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17263" calcext:value-type="float">
            <text:p>172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6175" calcext:value-type="float">
            <text:p>617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10" calcext:value-type="float">
            <text:p>25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765" calcext:value-type="float">
            <text:p>7765</text:p>
          </table:table-cell>
          <table:table-cell office:value-type="float" office:value="14947" calcext:value-type="float">
            <text:p>149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93" calcext:value-type="float">
            <text:p>119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8277" calcext:value-type="float">
            <text:p>82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726" calcext:value-type="float">
            <text:p>127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3926" calcext:value-type="float">
            <text:p>39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30110" calcext:value-type="float">
            <text:p>301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14" calcext:value-type="float">
            <text:p>118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32" calcext:value-type="float">
            <text:p>1433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161" calcext:value-type="float">
            <text:p>516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9" calcext:value-type="float">
            <text:p>15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2201" calcext:value-type="float">
            <text:p>222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3133" calcext:value-type="float">
            <text:p>131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5571" calcext:value-type="float">
            <text:p>1557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110" calcext:value-type="float">
            <text:p>711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244" calcext:value-type="float">
            <text:p>224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4504" calcext:value-type="float">
            <text:p>145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40" calcext:value-type="float">
            <text:p>11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4187" calcext:value-type="float">
            <text:p>241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9565" calcext:value-type="float">
            <text:p>295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091" calcext:value-type="float">
            <text:p>80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53986" calcext:value-type="float">
            <text:p>539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322" calcext:value-type="float">
            <text:p>332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881" calcext:value-type="float">
            <text:p>78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01" calcext:value-type="float">
            <text:p>18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6" calcext:value-type="float">
            <text:p>23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float" office:value="10895" calcext:value-type="float">
            <text:p>1089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720" calcext:value-type="float">
            <text:p>17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881" calcext:value-type="float">
            <text:p>2188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978" calcext:value-type="float">
            <text:p>3397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53" calcext:value-type="float">
            <text:p>725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34" calcext:value-type="float">
            <text:p>38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58497" calcext:value-type="float">
            <text:p>584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24004" calcext:value-type="float">
            <text:p>240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6777" calcext:value-type="float">
            <text:p>267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628" calcext:value-type="float">
            <text:p>96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01" calcext:value-type="float">
            <text:p>26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5" calcext:value-type="float">
            <text:p>1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2126" calcext:value-type="float">
            <text:p>321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1342" calcext:value-type="float">
            <text:p>213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9506" calcext:value-type="float">
            <text:p>1950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555" calcext:value-type="float">
            <text:p>755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45" calcext:value-type="float">
            <text:p>21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33817" calcext:value-type="float">
            <text:p>3381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945" calcext:value-type="float">
            <text:p>99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3083" calcext:value-type="float">
            <text:p>1308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009" calcext:value-type="float">
            <text:p>400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665" calcext:value-type="float">
            <text:p>166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6615" calcext:value-type="float">
            <text:p>166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7" calcext:value-type="float">
            <text:p>24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1774" calcext:value-type="float">
            <text:p>317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31234" calcext:value-type="float">
            <text:p>312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727" calcext:value-type="float">
            <text:p>107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926" calcext:value-type="float">
            <text:p>39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49535" calcext:value-type="float">
            <text:p>4953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5920" calcext:value-type="float">
            <text:p>1592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1107" calcext:value-type="float">
            <text:p>5110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97" calcext:value-type="float">
            <text:p>539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91" calcext:value-type="float">
            <text:p>349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28" calcext:value-type="float">
            <text:p>69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27" calcext:value-type="float">
            <text:p>232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613" calcext:value-type="float">
            <text:p>1961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7" calcext:value-type="float">
            <text:p>258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63" calcext:value-type="float">
            <text:p>56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63" calcext:value-type="float">
            <text:p>116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0067" calcext:value-type="float">
            <text:p>2006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3298" calcext:value-type="float">
            <text:p>2329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9016" calcext:value-type="float">
            <text:p>901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float" office:value="4177" calcext:value-type="float">
            <text:p>4177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4" calcext:value-type="float">
            <text:p>8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975" calcext:value-type="float">
            <text:p>14975</text:p>
          </table:table-cell>
          <table:table-cell office:value-type="float" office:value="33594" calcext:value-type="float">
            <text:p>335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28" calcext:value-type="float">
            <text:p>1528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1176" calcext:value-type="float">
            <text:p>1117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141" calcext:value-type="float">
            <text:p>121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426" calcext:value-type="float">
            <text:p>542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9" calcext:value-type="float">
            <text:p>99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10111" calcext:value-type="float">
            <text:p>1011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6" calcext:value-type="float">
            <text:p>15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370" calcext:value-type="float">
            <text:p>837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0345" calcext:value-type="float">
            <text:p>1034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974" calcext:value-type="float">
            <text:p>297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26643" calcext:value-type="float">
            <text:p>26643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5" calcext:value-type="float">
            <text:p>60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840" calcext:value-type="float">
            <text:p>684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5204" calcext:value-type="float">
            <text:p>1520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734" calcext:value-type="float">
            <text:p>273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14" calcext:value-type="float">
            <text:p>35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34866" calcext:value-type="float">
            <text:p>348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1457" calcext:value-type="float">
            <text:p>114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3956" calcext:value-type="float">
            <text:p>239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22" calcext:value-type="float">
            <text:p>53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06" calcext:value-type="float">
            <text:p>73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190" calcext:value-type="float">
            <text:p>22190</text:p>
          </table:table-cell>
          <table:table-cell office:value-type="float" office:value="31087" calcext:value-type="float">
            <text:p>310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05" calcext:value-type="float">
            <text:p>130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9421" calcext:value-type="float">
            <text:p>194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1041" calcext:value-type="float">
            <text:p>210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891" calcext:value-type="float">
            <text:p>78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70" calcext:value-type="float">
            <text:p>287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821" calcext:value-type="float">
            <text:p>5821</text:p>
          </table:table-cell>
          <table:table-cell office:value-type="float" office:value="25582" calcext:value-type="float">
            <text:p>25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6295" calcext:value-type="float">
            <text:p>162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19421" calcext:value-type="float">
            <text:p>194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732" calcext:value-type="float">
            <text:p>57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99" calcext:value-type="float">
            <text:p>41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21" calcext:value-type="float">
            <text:p>3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619" calcext:value-type="float">
            <text:p>961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2" calcext:value-type="float">
            <text:p>7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201" calcext:value-type="float">
            <text:p>3120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8954" calcext:value-type="float">
            <text:p>2895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02" calcext:value-type="float">
            <text:p>170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02" calcext:value-type="float">
            <text:p>39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9645" calcext:value-type="float">
            <text:p>2964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6103" calcext:value-type="float">
            <text:p>261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5806" calcext:value-type="float">
            <text:p>2580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425" calcext:value-type="float">
            <text:p>942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61" calcext:value-type="float">
            <text:p>20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34823" calcext:value-type="float">
            <text:p>348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7" calcext:value-type="float">
            <text:p>2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6003" calcext:value-type="float">
            <text:p>2600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8951" calcext:value-type="float">
            <text:p>289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2252" calcext:value-type="float">
            <text:p>122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82" calcext:value-type="float">
            <text:p>21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28933" calcext:value-type="float">
            <text:p>2893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496" calcext:value-type="float">
            <text:p>44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1976" calcext:value-type="float">
            <text:p>119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07" calcext:value-type="float">
            <text:p>200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75" calcext:value-type="float">
            <text:p>21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2581" calcext:value-type="float">
            <text:p>225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4" calcext:value-type="float">
            <text:p>13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952" calcext:value-type="float">
            <text:p>109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1528" calcext:value-type="float">
            <text:p>115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693" calcext:value-type="float">
            <text:p>469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9582" calcext:value-type="float">
            <text:p>19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3623" calcext:value-type="float">
            <text:p>136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17029" calcext:value-type="float">
            <text:p>170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428" calcext:value-type="float">
            <text:p>64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11" calcext:value-type="float">
            <text:p>261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41" calcext:value-type="float">
            <text:p>7841</text:p>
          </table:table-cell>
          <table:table-cell office:value-type="float" office:value="15028" calcext:value-type="float">
            <text:p>150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62" calcext:value-type="float">
            <text:p>12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8395" calcext:value-type="float">
            <text:p>83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2856" calcext:value-type="float">
            <text:p>128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55" calcext:value-type="float">
            <text:p>40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1295" calcext:value-type="float">
            <text:p>312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51" calcext:value-type="float">
            <text:p>120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985" calcext:value-type="float">
            <text:p>149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287" calcext:value-type="float">
            <text:p>52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8" calcext:value-type="float">
            <text:p>16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2351" calcext:value-type="float">
            <text:p>223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328" calcext:value-type="float">
            <text:p>133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5834" calcext:value-type="float">
            <text:p>158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51" calcext:value-type="float">
            <text:p>72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361" calcext:value-type="float">
            <text:p>236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4637" calcext:value-type="float">
            <text:p>146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26" calcext:value-type="float">
            <text:p>11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4357" calcext:value-type="float">
            <text:p>243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9872" calcext:value-type="float">
            <text:p>2987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8163" calcext:value-type="float">
            <text:p>81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2" calcext:value-type="float">
            <text:p>27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float" office:value="54683" calcext:value-type="float">
            <text:p>5468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51" calcext:value-type="float">
            <text:p>33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951" calcext:value-type="float">
            <text:p>79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52" calcext:value-type="float">
            <text:p>19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99" calcext:value-type="float">
            <text:p>239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11732" calcext:value-type="float">
            <text:p>117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21" calcext:value-type="float">
            <text:p>18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2551" calcext:value-type="float">
            <text:p>225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4681" calcext:value-type="float">
            <text:p>346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351" calcext:value-type="float">
            <text:p>73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86" calcext:value-type="float">
            <text:p>398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float" office:value="58521" calcext:value-type="float">
            <text:p>585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165" calcext:value-type="float">
            <text:p>241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7484" calcext:value-type="float">
            <text:p>274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987" calcext:value-type="float">
            <text:p>998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1" calcext:value-type="float">
            <text:p>294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" calcext:value-type="float">
            <text:p>17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2874" calcext:value-type="float">
            <text:p>328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1852" calcext:value-type="float">
            <text:p>2185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18" calcext:value-type="float">
            <text:p>205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538" calcext:value-type="float">
            <text:p>85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63" calcext:value-type="float">
            <text:p>22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float" office:value="34618" calcext:value-type="float">
            <text:p>3461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295" calcext:value-type="float">
            <text:p>102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624" calcext:value-type="float">
            <text:p>1462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821" calcext:value-type="float">
            <text:p>48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23" calcext:value-type="float">
            <text:p>172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7365" calcext:value-type="float">
            <text:p>173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1" calcext:value-type="float">
            <text:p>3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2517" calcext:value-type="float">
            <text:p>325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1965" calcext:value-type="float">
            <text:p>3196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1582" calcext:value-type="float">
            <text:p>115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028" calcext:value-type="float">
            <text:p>402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58" calcext:value-type="float">
            <text:p>2958</text:p>
          </table:table-cell>
          <table:table-cell office:value-type="float" office:value="50184" calcext:value-type="float">
            <text:p>5018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6382" calcext:value-type="float">
            <text:p>163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1682" calcext:value-type="float">
            <text:p>516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76" calcext:value-type="float">
            <text:p>547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29" calcext:value-type="float">
            <text:p>352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91" calcext:value-type="float">
            <text:p>759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81" calcext:value-type="float">
            <text:p>248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59" calcext:value-type="float">
            <text:p>2005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58" calcext:value-type="float">
            <text:p>275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38" calcext:value-type="float">
            <text:p>60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0157" calcext:value-type="float">
            <text:p>201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3967" calcext:value-type="float">
            <text:p>2396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317" calcext:value-type="float">
            <text:p>931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4335" calcext:value-type="float">
            <text:p>43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273" calcext:value-type="float">
            <text:p>15273</text:p>
          </table:table-cell>
          <table:table-cell office:value-type="float" office:value="34122" calcext:value-type="float">
            <text:p>3412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637" calcext:value-type="float">
            <text:p>163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2762" calcext:value-type="float">
            <text:p>1276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2857" calcext:value-type="float">
            <text:p>128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5521" calcext:value-type="float">
            <text:p>552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32" calcext:value-type="float">
            <text:p>103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1275" calcext:value-type="float">
            <text:p>1127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4" calcext:value-type="float">
            <text:p>17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8426" calcext:value-type="float">
            <text:p>84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863" calcext:value-type="float">
            <text:p>1086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051" calcext:value-type="float">
            <text:p>305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7126" calcext:value-type="float">
            <text:p>271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82" calcext:value-type="float">
            <text:p>68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6938" calcext:value-type="float">
            <text:p>693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827" calcext:value-type="float">
            <text:p>1582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857" calcext:value-type="float">
            <text:p>2857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31" calcext:value-type="float">
            <text:p>363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35296" calcext:value-type="float">
            <text:p>3529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1928" calcext:value-type="float">
            <text:p>11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24851" calcext:value-type="float">
            <text:p>2485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5427" calcext:value-type="float">
            <text:p>54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468" calcext:value-type="float">
            <text:p>7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968" calcext:value-type="float">
            <text:p>22968</text:p>
          </table:table-cell>
          <table:table-cell office:value-type="float" office:value="32683" calcext:value-type="float">
            <text:p>32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28" calcext:value-type="float">
            <text:p>1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9733" calcext:value-type="float">
            <text:p>1973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1634" calcext:value-type="float">
            <text:p>216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934" calcext:value-type="float">
            <text:p>79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57" calcext:value-type="float">
            <text:p>29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float" office:value="25798" calcext:value-type="float">
            <text:p>257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6528" calcext:value-type="float">
            <text:p>16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957" calcext:value-type="float">
            <text:p>199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829" calcext:value-type="float">
            <text:p>58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428" calcext:value-type="float">
            <text:p>4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76" calcext:value-type="float">
            <text:p>4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823" calcext:value-type="float">
            <text:p>98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823" calcext:value-type="float">
            <text:p>8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1647" calcext:value-type="float">
            <text:p>3164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9672" calcext:value-type="float">
            <text:p>296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7867" calcext:value-type="float">
            <text:p>178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23" calcext:value-type="float">
            <text:p>402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9884" calcext:value-type="float">
            <text:p>298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6982" calcext:value-type="float">
            <text:p>269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6442" calcext:value-type="float">
            <text:p>264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0852" calcext:value-type="float">
            <text:p>108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98" calcext:value-type="float">
            <text:p>219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34957" calcext:value-type="float">
            <text:p>349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32" calcext:value-type="float">
            <text:p>3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6531" calcext:value-type="float">
            <text:p>265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9672" calcext:value-type="float">
            <text:p>296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683" calcext:value-type="float">
            <text:p>13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63" calcext:value-type="float">
            <text:p>22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29582" calcext:value-type="float">
            <text:p>29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78" calcext:value-type="float">
            <text:p>45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2685" calcext:value-type="float">
            <text:p>126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185" calcext:value-type="float">
            <text:p>21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22789" calcext:value-type="float">
            <text:p>227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86" calcext:value-type="float">
            <text:p>14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966" calcext:value-type="float">
            <text:p>1196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821" calcext:value-type="float">
            <text:p>128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738" calcext:value-type="float">
            <text:p>47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0582" calcext:value-type="float">
            <text:p>20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14684" calcext:value-type="float">
            <text:p>146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float" office:value="18473" calcext:value-type="float">
            <text:p>184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327" calcext:value-type="float">
            <text:p>63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82" calcext:value-type="float">
            <text:p>2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15138" calcext:value-type="float">
            <text:p>151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62" calcext:value-type="float">
            <text:p>136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421" calcext:value-type="float">
            <text:p>84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793" calcext:value-type="float">
            <text:p>137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186" calcext:value-type="float">
            <text:p>41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32683" calcext:value-type="float">
            <text:p>32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3693" calcext:value-type="float">
            <text:p>136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276" calcext:value-type="float">
            <text:p>1527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368" calcext:value-type="float">
            <text:p>53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63" calcext:value-type="float">
            <text:p>17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2867" calcext:value-type="float">
            <text:p>2286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285" calcext:value-type="float">
            <text:p>142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6391" calcext:value-type="float">
            <text:p>163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319" calcext:value-type="float">
            <text:p>731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81" calcext:value-type="float">
            <text:p>24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285" calcext:value-type="float">
            <text:p>152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68" calcext:value-type="float">
            <text:p>12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281" calcext:value-type="float">
            <text:p>252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0582" calcext:value-type="float">
            <text:p>30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8271" calcext:value-type="float">
            <text:p>827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float" office:value="55281" calcext:value-type="float">
            <text:p>552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21" calcext:value-type="float">
            <text:p>342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289" calcext:value-type="float">
            <text:p>82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058" calcext:value-type="float">
            <text:p>20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8" calcext:value-type="float">
            <text:p>2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11968" calcext:value-type="float">
            <text:p>119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61" calcext:value-type="float">
            <text:p>296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3681" calcext:value-type="float">
            <text:p>236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018" calcext:value-type="float">
            <text:p>3501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81" calcext:value-type="float">
            <text:p>74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68" calcext:value-type="float">
            <text:p>40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59281" calcext:value-type="float">
            <text:p>592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5291" calcext:value-type="float">
            <text:p>2529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8716" calcext:value-type="float">
            <text:p>2871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1095" calcext:value-type="float">
            <text:p>110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9" calcext:value-type="float">
            <text:p>2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3582" calcext:value-type="float">
            <text:p>33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2682" calcext:value-type="float">
            <text:p>226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21683" calcext:value-type="float">
            <text:p>21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737" calcext:value-type="float">
            <text:p>87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8" calcext:value-type="float">
            <text:p>23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35793" calcext:value-type="float">
            <text:p>357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285" calcext:value-type="float">
            <text:p>1128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282" calcext:value-type="float">
            <text:p>152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928" calcext:value-type="float">
            <text:p>49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856" calcext:value-type="float">
            <text:p>185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09" calcext:value-type="float">
            <text:p>30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8372" calcext:value-type="float">
            <text:p>183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8" calcext:value-type="float">
            <text:p>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3581" calcext:value-type="float">
            <text:p>335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2581" calcext:value-type="float">
            <text:p>3258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2593" calcext:value-type="float">
            <text:p>1259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28" calcext:value-type="float">
            <text:p>41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float" office:value="50728" calcext:value-type="float">
            <text:p>507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869" calcext:value-type="float">
            <text:p>168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2812" calcext:value-type="float">
            <text:p>5281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582" calcext:value-type="float">
            <text:p>55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37" calcext:value-type="float">
            <text:p>36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638" calcext:value-type="float">
            <text:p>76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72" calcext:value-type="float">
            <text:p>25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86" calcext:value-type="float">
            <text:p>20186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39" calcext:value-type="float">
            <text:p>283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128" calcext:value-type="float">
            <text:p>612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8" calcext:value-type="float">
            <text:p>1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0527" calcext:value-type="float">
            <text:p>2052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float" office:value="24168" calcext:value-type="float">
            <text:p>241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9358" calcext:value-type="float">
            <text:p>93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4468" calcext:value-type="float">
            <text:p>44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8" calcext:value-type="float">
            <text:p>10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859" calcext:value-type="float">
            <text:p>16859</text:p>
          </table:table-cell>
          <table:table-cell office:value-type="float" office:value="35282" calcext:value-type="float">
            <text:p>3528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48" calcext:value-type="float">
            <text:p>1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3529" calcext:value-type="float">
            <text:p>1352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2957" calcext:value-type="float">
            <text:p>1295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5637" calcext:value-type="float">
            <text:p>563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68" calcext:value-type="float">
            <text:p>11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float" office:value="11784" calcext:value-type="float">
            <text:p>1178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8" calcext:value-type="float">
            <text:p>2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8573" calcext:value-type="float">
            <text:p>85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1578" calcext:value-type="float">
            <text:p>1157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3168" calcext:value-type="float">
            <text:p>31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float" office:value="28673" calcext:value-type="float">
            <text:p>2867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48" calcext:value-type="float">
            <text:p>7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7048" calcext:value-type="float">
            <text:p>704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6832" calcext:value-type="float">
            <text:p>16832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968" calcext:value-type="float">
            <text:p>296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69" calcext:value-type="float">
            <text:p>3769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35895" calcext:value-type="float">
            <text:p>35895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69" calcext:value-type="float">
            <text:p>105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81" calcext:value-type="float">
            <text:p>219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51" calcext:value-type="float">
            <text:p>64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4" calcext:value-type="float">
            <text:p>59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955" calcext:value-type="float">
            <text:p>349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45" calcext:value-type="float">
            <text:p>18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8" calcext:value-type="float">
            <text:p>171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756" calcext:value-type="float">
            <text:p>1875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94" calcext:value-type="float">
            <text:p>89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1" calcext:value-type="float">
            <text:p>22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253" calcext:value-type="float">
            <text:p>232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9" calcext:value-type="float">
            <text:p>132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59" calcext:value-type="float">
            <text:p>1735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70" calcext:value-type="float">
            <text:p>72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57" calcext:value-type="float">
            <text:p>139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5" calcext:value-type="float">
            <text:p>14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526" calcext:value-type="float">
            <text:p>2652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52" calcext:value-type="float">
            <text:p>333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13" calcext:value-type="float">
            <text:p>15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48" calcext:value-type="float">
            <text:p>38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93" calcext:value-type="float">
            <text:p>321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430" calcext:value-type="float">
            <text:p>334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566" calcext:value-type="float">
            <text:p>325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466" calcext:value-type="float">
            <text:p>16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032" calcext:value-type="float">
            <text:p>420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920" calcext:value-type="float">
            <text:p>2892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077" calcext:value-type="float">
            <text:p>2807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08" calcext:value-type="float">
            <text:p>167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02" calcext:value-type="float">
            <text:p>3000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08" calcext:value-type="float">
            <text:p>45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8" calcext:value-type="float">
            <text:p>10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4" calcext:value-type="float">
            <text:p>16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796" calcext:value-type="float">
            <text:p>207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0100" calcext:value-type="float">
            <text:p>10100</text:p>
          </table:table-cell>
          <table:table-cell office:value-type="float" office:value="12096" calcext:value-type="float">
            <text:p>1209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508" calcext:value-type="float">
            <text:p>11508</text:p>
          </table:table-cell>
          <table:table-cell office:value-type="float" office:value="12894" calcext:value-type="float">
            <text:p>128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721" calcext:value-type="float">
            <text:p>8721</text:p>
          </table:table-cell>
          <table:table-cell office:value-type="float" office:value="6085" calcext:value-type="float">
            <text:p>608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571" calcext:value-type="float">
            <text:p>15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2710" calcext:value-type="float">
            <text:p>22710</text:p>
          </table:table-cell>
          <table:table-cell office:value-type="float" office:value="22323" calcext:value-type="float">
            <text:p>223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11" calcext:value-type="float">
            <text:p>1251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97" calcext:value-type="float">
            <text:p>180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49" calcext:value-type="float">
            <text:p>75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3" calcext:value-type="float">
            <text:p>29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30" calcext:value-type="float">
            <text:p>151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4" calcext:value-type="float">
            <text:p>21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29" calcext:value-type="float">
            <text:p>772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8" calcext:value-type="float">
            <text:p>126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7" calcext:value-type="float">
            <text:p>472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553" calcext:value-type="float">
            <text:p>345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1" calcext:value-type="float">
            <text:p>111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68" calcext:value-type="float">
            <text:p>1446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25" calcext:value-type="float">
            <text:p>64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91" calcext:value-type="float">
            <text:p>199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69" calcext:value-type="float">
            <text:p>836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0" calcext:value-type="float">
            <text:p>107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32" calcext:value-type="float">
            <text:p>47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15" calcext:value-type="float">
            <text:p>1231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612" calcext:value-type="float">
            <text:p>246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81" calcext:value-type="float">
            <text:p>2998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3" calcext:value-type="float">
            <text:p>107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48" calcext:value-type="float">
            <text:p>19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010" calcext:value-type="float">
            <text:p>630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30" calcext:value-type="float">
            <text:p>873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9" calcext:value-type="float">
            <text:p>248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92" calcext:value-type="float">
            <text:p>1329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53" calcext:value-type="float">
            <text:p>26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904" calcext:value-type="float">
            <text:p>409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33" calcext:value-type="float">
            <text:p>119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4" calcext:value-type="float">
            <text:p>49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9165" calcext:value-type="float">
            <text:p>691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float" office:value="15314" calcext:value-type="float">
            <text:p>153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float" office:value="14765" calcext:value-type="float">
            <text:p>147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494" calcext:value-type="float">
            <text:p>749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9" calcext:value-type="float">
            <text:p>5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9" calcext:value-type="float">
            <text:p>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float" office:value="25123" calcext:value-type="float">
            <text:p>2512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308" calcext:value-type="float">
            <text:p>2130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63" calcext:value-type="float">
            <text:p>2126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74" calcext:value-type="float">
            <text:p>96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5" calcext:value-type="float">
            <text:p>162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221" calcext:value-type="float">
            <text:p>4122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64" calcext:value-type="float">
            <text:p>846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4" calcext:value-type="float">
            <text:p>1111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22" calcext:value-type="float">
            <text:p>44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10" calcext:value-type="float">
            <text:p>1791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755" calcext:value-type="float">
            <text:p>3175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465" calcext:value-type="float">
            <text:p>344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04" calcext:value-type="float">
            <text:p>1550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484" calcext:value-type="float">
            <text:p>6048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20707" calcext:value-type="float">
            <text:p>20707</text:p>
          </table:table-cell>
          <table:table-cell office:value-type="float" office:value="12862" calcext:value-type="float">
            <text:p>1286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30423" calcext:value-type="float">
            <text:p>30423</text:p>
          </table:table-cell>
          <table:table-cell office:value-type="float" office:value="15651" calcext:value-type="float">
            <text:p>1565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5197" calcext:value-type="float">
            <text:p>15197</text:p>
          </table:table-cell>
          <table:table-cell office:value-type="float" office:value="7265" calcext:value-type="float">
            <text:p>726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498" calcext:value-type="float">
            <text:p>249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3" calcext:value-type="float">
            <text:p>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3783" calcext:value-type="float">
            <text:p>73783</text:p>
          </table:table-cell>
          <table:table-cell office:value-type="float" office:value="22824" calcext:value-type="float">
            <text:p>22824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33" calcext:value-type="float">
            <text:p>83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35" calcext:value-type="float">
            <text:p>1223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" calcext:value-type="float">
            <text:p>1442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93" calcext:value-type="float">
            <text:p>749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95" calcext:value-type="float">
            <text:p>1299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5" calcext:value-type="float">
            <text:p>897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9" calcext:value-type="float">
            <text:p>1081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3" calcext:value-type="float">
            <text:p>425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7" calcext:value-type="float">
            <text:p>305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331" calcext:value-type="float">
            <text:p>3333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73" calcext:value-type="float">
            <text:p>867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13" calcext:value-type="float">
            <text:p>1821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67" calcext:value-type="float">
            <text:p>456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52" calcext:value-type="float">
            <text:p>4115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5" calcext:value-type="float">
            <text:p>1010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926" calcext:value-type="float">
            <text:p>199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29" calcext:value-type="float">
            <text:p>53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7" calcext:value-type="float">
            <text:p>43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073" calcext:value-type="float">
            <text:p>370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98" calcext:value-type="float">
            <text:p>15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075" calcext:value-type="float">
            <text:p>190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78" calcext:value-type="float">
            <text:p>215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22" calcext:value-type="float">
            <text:p>101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6" calcext:value-type="float">
            <text:p>18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59" calcext:value-type="float">
            <text:p>287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6207" calcext:value-type="float">
            <text:p>162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19302" calcext:value-type="float">
            <text:p>193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006" calcext:value-type="float">
            <text:p>800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343" calcext:value-type="float">
            <text:p>53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7" calcext:value-type="float">
            <text:p>2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6838" calcext:value-type="float">
            <text:p>1683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9" calcext:value-type="float">
            <text:p>1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72" calcext:value-type="float">
            <text:p>205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63" calcext:value-type="float">
            <text:p>2286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58" calcext:value-type="float">
            <text:p>1255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711" calcext:value-type="float">
            <text:p>357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627" calcext:value-type="float">
            <text:p>376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632" calcext:value-type="float">
            <text:p>36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49" calcext:value-type="float">
            <text:p>2014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9" calcext:value-type="float">
            <text:p>40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401" calcext:value-type="float">
            <text:p>494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882" calcext:value-type="float">
            <text:p>2788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36" calcext:value-type="float">
            <text:p>264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15" calcext:value-type="float">
            <text:p>162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56" calcext:value-type="float">
            <text:p>3925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02" calcext:value-type="float">
            <text:p>46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53" calcext:value-type="float">
            <text:p>100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18" calcext:value-type="float">
            <text:p>29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47" calcext:value-type="float">
            <text:p>240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8034" calcext:value-type="float">
            <text:p>8034</text:p>
          </table:table-cell>
          <table:table-cell office:value-type="float" office:value="12604" calcext:value-type="float">
            <text:p>1260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345" calcext:value-type="float">
            <text:p>9345</text:p>
          </table:table-cell>
          <table:table-cell office:value-type="float" office:value="14311" calcext:value-type="float">
            <text:p>143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6198" calcext:value-type="float">
            <text:p>6198</text:p>
          </table:table-cell>
          <table:table-cell office:value-type="float" office:value="6790" calcext:value-type="float">
            <text:p>67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77" calcext:value-type="float">
            <text:p>11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903" calcext:value-type="float">
            <text:p>31903</text:p>
          </table:table-cell>
          <table:table-cell office:value-type="float" office:value="25629" calcext:value-type="float">
            <text:p>2562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52" calcext:value-type="float">
            <text:p>131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85" calcext:value-type="float">
            <text:p>185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72" calcext:value-type="float">
            <text:p>1757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53" calcext:value-type="float">
            <text:p>15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19" calcext:value-type="float">
            <text:p>72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5" calcext:value-type="float">
            <text:p>1058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7" calcext:value-type="float">
            <text:p>46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44" calcext:value-type="float">
            <text:p>394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865" calcext:value-type="float">
            <text:p>21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915" calcext:value-type="float">
            <text:p>339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65" calcext:value-type="float">
            <text:p>138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45" calcext:value-type="float">
            <text:p>80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901" calcext:value-type="float">
            <text:p>2990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0" calcext:value-type="float">
            <text:p>152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88" calcext:value-type="float">
            <text:p>54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47" calcext:value-type="float">
            <text:p>65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80" calcext:value-type="float">
            <text:p>338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86" calcext:value-type="float">
            <text:p>1288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42" calcext:value-type="float">
            <text:p>2384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75" calcext:value-type="float">
            <text:p>257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8" calcext:value-type="float">
            <text:p>1187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952" calcext:value-type="float">
            <text:p>679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2" calcext:value-type="float">
            <text:p>24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37" calcext:value-type="float">
            <text:p>61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2" calcext:value-type="float">
            <text:p>16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41" calcext:value-type="float">
            <text:p>144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2" calcext:value-type="float">
            <text:p>19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634" calcext:value-type="float">
            <text:p>2663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826" calcext:value-type="float">
            <text:p>388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24" calcext:value-type="float">
            <text:p>123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33" calcext:value-type="float">
            <text:p>293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862" calcext:value-type="float">
            <text:p>8186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float" office:value="17808" calcext:value-type="float">
            <text:p>178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197" calcext:value-type="float">
            <text:p>7197</text:p>
          </table:table-cell>
          <table:table-cell office:value-type="float" office:value="17568" calcext:value-type="float">
            <text:p>175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8274" calcext:value-type="float">
            <text:p>82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54" calcext:value-type="float">
            <text:p>6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7" calcext:value-type="float">
            <text:p>1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4212" calcext:value-type="float">
            <text:p>14212</text:p>
          </table:table-cell>
          <table:table-cell office:value-type="float" office:value="31851" calcext:value-type="float">
            <text:p>3185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65" calcext:value-type="float">
            <text:p>215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437" calcext:value-type="float">
            <text:p>2043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65" calcext:value-type="float">
            <text:p>1066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7" calcext:value-type="float">
            <text:p>165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675" calcext:value-type="float">
            <text:p>4367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21" calcext:value-type="float">
            <text:p>222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36" calcext:value-type="float">
            <text:p>823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48" calcext:value-type="float">
            <text:p>1084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96" calcext:value-type="float">
            <text:p>449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19" calcext:value-type="float">
            <text:p>197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546" calcext:value-type="float">
            <text:p>3954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200" calcext:value-type="float">
            <text:p>3820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91" calcext:value-type="float">
            <text:p>1839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25" calcext:value-type="float">
            <text:p>39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155" calcext:value-type="float">
            <text:p>5415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319" calcext:value-type="float">
            <text:p>193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81" calcext:value-type="float">
            <text:p>464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3" calcext:value-type="float">
            <text:p>1010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8" calcext:value-type="float">
            <text:p>399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144" calcext:value-type="float">
            <text:p>1714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84" calcext:value-type="float">
            <text:p>47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77" calcext:value-type="float">
            <text:p>607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3048" calcext:value-type="float">
            <text:p>13048</text:p>
          </table:table-cell>
          <table:table-cell office:value-type="float" office:value="14635" calcext:value-type="float">
            <text:p>1463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8427" calcext:value-type="float">
            <text:p>18427</text:p>
          </table:table-cell>
          <table:table-cell office:value-type="float" office:value="18339" calcext:value-type="float">
            <text:p>1833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1535" calcext:value-type="float">
            <text:p>11535</text:p>
          </table:table-cell>
          <table:table-cell office:value-type="float" office:value="8471" calcext:value-type="float">
            <text:p>847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3624" calcext:value-type="float">
            <text:p>362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66914" calcext:value-type="float">
            <text:p>66914</text:p>
          </table:table-cell>
          <table:table-cell office:value-type="float" office:value="24690" calcext:value-type="float">
            <text:p>246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874" calcext:value-type="float">
            <text:p>87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32" calcext:value-type="float">
            <text:p>138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3" calcext:value-type="float">
            <text:p>1522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3" calcext:value-type="float">
            <text:p>905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12" calcext:value-type="float">
            <text:p>1561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2" calcext:value-type="float">
            <text:p>111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90" calcext:value-type="float">
            <text:p>1329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10" calcext:value-type="float">
            <text:p>58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811" calcext:value-type="float">
            <text:p>418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8" calcext:value-type="float">
            <text:p>1088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702" calcext:value-type="float">
            <text:p>2270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6" calcext:value-type="float">
            <text:p>621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30" calcext:value-type="float">
            <text:p>513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950" calcext:value-type="float">
            <text:p>4795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85" calcext:value-type="float">
            <text:p>110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886" calcext:value-type="float">
            <text:p>2288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15" calcext:value-type="float">
            <text:p>76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33" calcext:value-type="float">
            <text:p>56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685" calcext:value-type="float">
            <text:p>426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2" calcext:value-type="float">
            <text:p>16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13" calcext:value-type="float">
            <text:p>221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37" calcext:value-type="float">
            <text:p>253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93" calcext:value-type="float">
            <text:p>1309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842" calcext:value-type="float">
            <text:p>308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7630" calcext:value-type="float">
            <text:p>176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float" office:value="20632" calcext:value-type="float">
            <text:p>20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376" calcext:value-type="float">
            <text:p>937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5983" calcext:value-type="float">
            <text:p>598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float" office:value="14933" calcext:value-type="float">
            <text:p>149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1" calcext:value-type="float">
            <text:p>2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601" calcext:value-type="float">
            <text:p>206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27" calcext:value-type="float">
            <text:p>240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50" calcext:value-type="float">
            <text:p>138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173" calcext:value-type="float">
            <text:p>431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9922" calcext:value-type="float">
            <text:p>399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38818" calcext:value-type="float">
            <text:p>388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432" calcext:value-type="float">
            <text:p>224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03" calcext:value-type="float">
            <text:p>53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7" calcext:value-type="float">
            <text:p>14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3502" calcext:value-type="float">
            <text:p>5350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5" calcext:value-type="float">
            <text:p>2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58" calcext:value-type="float">
            <text:p>2625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373" calcext:value-type="float">
            <text:p>2537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204" calcext:value-type="float">
            <text:p>1720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50" calcext:value-type="float">
            <text:p>22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33" calcext:value-type="float">
            <text:p>3963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11" calcext:value-type="float">
            <text:p>47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2" calcext:value-type="float">
            <text:p>98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43" calcext:value-type="float">
            <text:p>294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191" calcext:value-type="float">
            <text:p>271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float" office:value="12066" calcext:value-type="float">
            <text:p>1206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8014" calcext:value-type="float">
            <text:p>8014</text:p>
          </table:table-cell>
          <table:table-cell office:value-type="float" office:value="14089" calcext:value-type="float">
            <text:p>140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634" calcext:value-type="float">
            <text:p>4634</text:p>
          </table:table-cell>
          <table:table-cell office:value-type="float" office:value="6501" calcext:value-type="float">
            <text:p>65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79" calcext:value-type="float">
            <text:p>97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900" calcext:value-type="float">
            <text:p>29900</text:p>
          </table:table-cell>
          <table:table-cell office:value-type="float" office:value="31401" calcext:value-type="float">
            <text:p>3140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51" calcext:value-type="float">
            <text:p>3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20" calcext:value-type="float">
            <text:p>126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488" calcext:value-type="float">
            <text:p>174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46" calcext:value-type="float">
            <text:p>82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4" calcext:value-type="float">
            <text:p>305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1" calcext:value-type="float">
            <text:p>201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08" calcext:value-type="float">
            <text:p>67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05" calcext:value-type="float">
            <text:p>106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2" calcext:value-type="float">
            <text:p>4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78" calcext:value-type="float">
            <text:p>378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692" calcext:value-type="float">
            <text:p>25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023" calcext:value-type="float">
            <text:p>390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51" calcext:value-type="float">
            <text:p>1955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0" calcext:value-type="float">
            <text:p>953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770" calcext:value-type="float">
            <text:p>3877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38" calcext:value-type="float">
            <text:p>16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19" calcext:value-type="float">
            <text:p>62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28" calcext:value-type="float">
            <text:p>83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2" calcext:value-type="float">
            <text:p>43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632" calcext:value-type="float">
            <text:p>15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37" calcext:value-type="float">
            <text:p>248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55" calcext:value-type="float">
            <text:p>2875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92" calcext:value-type="float">
            <text:p>12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17" calcext:value-type="float">
            <text:p>21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037" calcext:value-type="float">
            <text:p>730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77" calcext:value-type="float">
            <text:p>237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78" calcext:value-type="float">
            <text:p>61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4" calcext:value-type="float">
            <text:p>149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41" calcext:value-type="float">
            <text:p>127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95" calcext:value-type="float">
            <text:p>20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585" calcext:value-type="float">
            <text:p>305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405" calcext:value-type="float">
            <text:p>4640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427" calcext:value-type="float">
            <text:p>1542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03" calcext:value-type="float">
            <text:p>61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42" calcext:value-type="float">
            <text:p>972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18384" calcext:value-type="float">
            <text:p>1838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17346" calcext:value-type="float">
            <text:p>173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9308" calcext:value-type="float">
            <text:p>930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49" calcext:value-type="float">
            <text:p>74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" calcext:value-type="float">
            <text:p>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37014" calcext:value-type="float">
            <text:p>370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82" calcext:value-type="float">
            <text:p>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37" calcext:value-type="float">
            <text:p>224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41" calcext:value-type="float">
            <text:p>2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6" calcext:value-type="float">
            <text:p>121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" calcext:value-type="float">
            <text:p>198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69" calcext:value-type="float">
            <text:p>4466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15" calcext:value-type="float">
            <text:p>83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48" calcext:value-type="float">
            <text:p>1154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6" calcext:value-type="float">
            <text:p>14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32" calcext:value-type="float">
            <text:p>272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895" calcext:value-type="float">
            <text:p>4489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278" calcext:value-type="float">
            <text:p>3227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87" calcext:value-type="float">
            <text:p>160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461" calcext:value-type="float">
            <text:p>6346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790" calcext:value-type="float">
            <text:p>197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346" calcext:value-type="float">
            <text:p>483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50" calcext:value-type="float">
            <text:p>1245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26" calcext:value-type="float">
            <text:p>48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81" calcext:value-type="float">
            <text:p>2028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8" calcext:value-type="float">
            <text:p>168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36" calcext:value-type="float">
            <text:p>43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85" calcext:value-type="float">
            <text:p>658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4668" calcext:value-type="float">
            <text:p>14668</text:p>
          </table:table-cell>
          <table:table-cell office:value-type="float" office:value="12922" calcext:value-type="float">
            <text:p>129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16452" calcext:value-type="float">
            <text:p>1645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8172" calcext:value-type="float">
            <text:p>817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737" calcext:value-type="float">
            <text:p>27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78227" calcext:value-type="float">
            <text:p>78227</text:p>
          </table:table-cell>
          <table:table-cell office:value-type="float" office:value="25796" calcext:value-type="float">
            <text:p>25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206" calcext:value-type="float">
            <text:p>120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03" calcext:value-type="float">
            <text:p>13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19" calcext:value-type="float">
            <text:p>158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3" calcext:value-type="float">
            <text:p>95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93" calcext:value-type="float">
            <text:p>1739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2" calcext:value-type="float">
            <text:p>1086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26" calcext:value-type="float">
            <text:p>1482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16" calcext:value-type="float">
            <text:p>70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174" calcext:value-type="float">
            <text:p>481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641" calcext:value-type="float">
            <text:p>136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00" calcext:value-type="float">
            <text:p>2400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82" calcext:value-type="float">
            <text:p>758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37" calcext:value-type="float">
            <text:p>663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474" calcext:value-type="float">
            <text:p>5347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03" calcext:value-type="float">
            <text:p>160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0" calcext:value-type="float">
            <text:p>120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418" calcext:value-type="float">
            <text:p>244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41" calcext:value-type="float">
            <text:p>89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16" calcext:value-type="float">
            <text:p>611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507" calcext:value-type="float">
            <text:p>445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looc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190" calcext:value-type="float">
            <text:p>231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482" calcext:value-type="float">
            <text:p>264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60" calcext:value-type="float">
            <text:p>139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93" calcext:value-type="float">
            <text:p>26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82" calcext:value-type="float">
            <text:p>29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amp A.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6833" calcext:value-type="float">
            <text:p>168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18593" calcext:value-type="float">
            <text:p>185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984" calcext:value-type="float">
            <text:p>898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5128" calcext:value-type="float">
            <text:p>51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5" calcext:value-type="float">
            <text:p>1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float" office:value="14201" calcext:value-type="float">
            <text:p>142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89" calcext:value-type="float">
            <text:p>18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lima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582" calcext:value-type="float">
            <text:p>19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82" calcext:value-type="float">
            <text:p>2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82" calcext:value-type="float">
            <text:p>12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78" calcext:value-type="float">
            <text:p>4217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 Lom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36583" calcext:value-type="float">
            <text:p>365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34281" calcext:value-type="float">
            <text:p>342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1958" calcext:value-type="float">
            <text:p>219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58" calcext:value-type="float">
            <text:p>51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1283" calcext:value-type="float">
            <text:p>51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0" calcext:value-type="float">
            <text:p>2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as Pina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52" calcext:value-type="float">
            <text:p>248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18" calcext:value-type="float">
            <text:p>235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79" calcext:value-type="float">
            <text:p>1507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59" calcext:value-type="float">
            <text:p>20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93" calcext:value-type="float">
            <text:p>375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kati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28" calcext:value-type="float">
            <text:p>45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8" calcext:value-type="float">
            <text:p>91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48" calcext:value-type="float">
            <text:p>22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31" calcext:value-type="float">
            <text:p>2583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labon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11582" calcext:value-type="float">
            <text:p>1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float" office:value="13582" calcext:value-type="float">
            <text:p>13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float" office:value="6023" calcext:value-type="float">
            <text:p>60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82" calcext:value-type="float">
            <text:p>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29105" calcext:value-type="float">
            <text:p>29105</text:p>
          </table:table-cell>
          <table:table-cell office:value-type="float" office:value="30582" calcext:value-type="float">
            <text:p>30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daluyon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2" calcext:value-type="float">
            <text:p>1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83" calcext:value-type="float">
            <text:p>16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38" calcext:value-type="float">
            <text:p>72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83" calcext:value-type="float">
            <text:p>26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2" calcext:value-type="float">
            <text:p>185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Ea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2" calcext:value-type="float">
            <text:p>52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10" calcext:value-type="float">
            <text:p>95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3" calcext:value-type="float">
            <text:p>38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271" calcext:value-type="float">
            <text:p>3627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Nor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887" calcext:value-type="float">
            <text:p>2488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526" calcext:value-type="float">
            <text:p>375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573" calcext:value-type="float">
            <text:p>1857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81" calcext:value-type="float">
            <text:p>74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125" calcext:value-type="float">
            <text:p>3712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8" calcext:value-type="float">
            <text:p>142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South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32" calcext:value-type="float">
            <text:p>58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82" calcext:value-type="float">
            <text:p>73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58" calcext:value-type="float">
            <text:p>33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60" calcext:value-type="float">
            <text:p>1486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nila West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581" calcext:value-type="float">
            <text:p>235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851" calcext:value-type="float">
            <text:p>2585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01" calcext:value-type="float">
            <text:p>20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588" calcext:value-type="float">
            <text:p>7158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rikin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3" calcext:value-type="float">
            <text:p>10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5" calcext:value-type="float">
            <text:p>158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avotas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558" calcext:value-type="float">
            <text:p>285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172" calcext:value-type="float">
            <text:p>4417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00" calcext:value-type="float">
            <text:p>1490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29" calcext:value-type="float">
            <text:p>60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181" calcext:value-type="float">
            <text:p>941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valiches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17293" calcext:value-type="float">
            <text:p>172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11215" calcext:value-type="float">
            <text:p>11215</text:p>
          </table:table-cell>
          <table:table-cell office:value-type="float" office:value="15880" calcext:value-type="float">
            <text:p>1588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9017" calcext:value-type="float">
            <text:p>901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63" calcext:value-type="float">
            <text:p>66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" calcext:value-type="float">
            <text:p>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5445" calcext:value-type="float">
            <text:p>35445</text:p>
          </table:table-cell>
          <table:table-cell office:value-type="float" office:value="36339" calcext:value-type="float">
            <text:p>3633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22" calcext:value-type="float">
            <text:p>4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untinlupa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93" calcext:value-type="float">
            <text:p>2159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99" calcext:value-type="float">
            <text:p>2019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2" calcext:value-type="float">
            <text:p>11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2" calcext:value-type="float">
            <text:p>15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595" calcext:value-type="float">
            <text:p>4259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59" calcext:value-type="float">
            <text:p>21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ranaque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29" calcext:value-type="float">
            <text:p>812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2" calcext:value-type="float">
            <text:p>10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81" calcext:value-type="float">
            <text:p>428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282" calcext:value-type="float">
            <text:p>252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a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191" calcext:value-type="float">
            <text:p>4219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192" calcext:value-type="float">
            <text:p>301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298" calcext:value-type="float">
            <text:p>1429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01" calcext:value-type="float">
            <text:p>21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91" calcext:value-type="float">
            <text:p>6039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asig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83" calcext:value-type="float">
            <text:p>1828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218" calcext:value-type="float">
            <text:p>4721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2" calcext:value-type="float">
            <text:p>11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38" calcext:value-type="float">
            <text:p>46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58" calcext:value-type="float">
            <text:p>295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92" calcext:value-type="float">
            <text:p>1759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19" calcext:value-type="float">
            <text:p>411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01" calcext:value-type="float">
            <text:p>600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Pilot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9242" calcext:value-type="float">
            <text:p>924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9889" calcext:value-type="float">
            <text:p>9889</text:p>
          </table:table-cell>
          <table:table-cell office:value-type="float" office:value="13606" calcext:value-type="float">
            <text:p>1360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float" office:value="7015" calcext:value-type="float">
            <text:p>70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276" calcext:value-type="float">
            <text:p>227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36567" calcext:value-type="float">
            <text:p>36567</text:p>
          </table:table-cell>
          <table:table-cell office:value-type="float" office:value="24148" calcext:value-type="float">
            <text:p>241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7" calcext:value-type="float">
            <text:p>6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Quezon City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22" calcext:value-type="float">
            <text:p>1472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26" calcext:value-type="float">
            <text:p>1812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0" calcext:value-type="float">
            <text:p>112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823" calcext:value-type="float">
            <text:p>1582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an Juan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75" calcext:value-type="float">
            <text:p>717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46" calcext:value-type="float">
            <text:p>102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59" calcext:value-type="float">
            <text:p>565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735" calcext:value-type="float">
            <text:p>3773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Taguig E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89" calcext:value-type="float">
            <text:p>13789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CAR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27" calcext:value-type="float">
            <text:p>2762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3" calcext:value-type="float">
            <text:p>923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SUV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07" calcext:value-type="float">
            <text:p>8207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UCK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BUSES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620" calcext:value-type="float">
            <text:p>646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MC/TC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Valenzuela DO</text:p>
          </table:table-cell>
          <table:table-cell office:value-type="string" calcext:value-type="string">
            <text:p>TRAILERS</text:p>
          </table:table-cell>
          <table:table-cell table:number-columns-repeated="1018"/>
        </table:table-row>
        <table:table-row table:style-name="ro1" table:number-rows-repeated="104682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2"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5"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Php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Php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Php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Php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Php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text> Php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2">00-00-0000</text:date>, <text:time style:data-style-name="N2" text:time-value="09:12:55.4983288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eorge</meta:initial-creator>
    <meta:creation-date>2022-01-02T03:27:21</meta:creation-date>
    <dc:date>2022-06-22T09:13:24.209773240</dc:date>
    <meta:generator>LibreOffice/7.2.7.2$Linux_X86_64 LibreOffice_project/20$Build-2</meta:generator>
    <meta:editing-duration>PT28S</meta:editing-duration>
    <meta:editing-cycles>1</meta:editing-cycles>
    <meta:document-statistic meta:table-count="1" meta:cell-count="8755" meta:object-count="0"/>
    <meta:user-defined meta:name="AppVersion">15.0300</meta:user-defined>
  </office:meta>
</office:document-meta>
</file>